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239" officeooo:paragraph-rsid="000da239"/>
    </style:style>
    <style:style style:name="P2" style:family="paragraph" style:parent-style-name="Standard">
      <style:text-properties fo:font-weight="bold" officeooo:rsid="00115a10" officeooo:paragraph-rsid="00115a10" style:font-weight-asian="bold" style:font-weight-complex="bold"/>
    </style:style>
    <style:style style:name="P3" style:family="paragraph" style:parent-style-name="Standard">
      <style:text-properties officeooo:rsid="00115a10" officeooo:paragraph-rsid="00115a10"/>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T2">1. </text:span><text:span text:style-name="T1">hún hefur alltaf verið falleg en þegar hingað er komið er hún mikil vexti og því kölluð langbrók. Hún var með fagurt og mikið hár, örlind og skaphörð.</text:span></text:p>
      <text:p text:style-name="P2">2. <text:span text:style-name="T1">Hann er fóstri hennar, hann bregst illa við því og lofar henni að hann muni sjá til þess að hann muni sjá til þess að hún muni gifta sig aftur</text:span></text:p>
      <text:p text:style-name="P2">3. <text:span text:style-name="T1">Svanur er móðurbróðir Hallgerðar og er fjölkunnurgur. Hann tekur við Þjóstólfi eftir að hann drepur Þorvald og villir mennina sem koma að reyna að hefna hans með blyndandi þoku og myrkri.</text:span></text:p>
      <text:p text:style-name="P2">4. <text:span text:style-name="T1">Í fyrra skiptið er hún ekki spurð að og hún er mjög óánægði í því hjónabandi og er því vegna ekki mjög leið þegar maðurinn hennar er drepinn en í seinna hjónabandinu er hún spurð og elskar mannin og er því mjög döpur þegar hún kemst að því að Þjóstólfur drap Glúm og því vegna sendir hún hann til Hrúts sem drepur hann fyrir.</text:span></text:p>
      <text:p text:style-name="P2">5. <text:span text:style-name="T1">Þjóstólfur drepur þá báða þegar þeir eru að sinna erindum tengdu heimilinu, Þorvaldur er drepinn þegar hann er að sækja meiri mat fyrir heimilið og Glúmur þegar hann er að leita að sauðum sem hafa horfið. Báðir drógu þeir fyrsta höggið að Þjóstólf sem drap þá báða með exi sinni með höggi í höfuði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8:35:17.954804613</meta:creation-date>
    <dc:date>2016-08-25T09:57:40.359048656</dc:date>
    <meta:editing-duration>PT21M1S</meta:editing-duration>
    <meta:editing-cycles>2</meta:editing-cycles>
    <meta:generator>LibreOffice/5.0.5.2$Linux_X86_64 LibreOffice_project/00m0$Build-2</meta:generator>
    <meta:document-statistic meta:table-count="0" meta:image-count="0" meta:object-count="0" meta:page-count="1" meta:paragraph-count="5" meta:word-count="212" meta:character-count="1118" meta:non-whitespace-character-count="911"/>
  </office:meta>
</office:document-meta>
</file>